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-asian="DengXian"/>
    </style:style>
  </office:automatic-styles>
  <office:body>
    <office:text text:use-soft-page-breaks="true">
      <text:p text:style-name="P1">I changed a bit of my designing p2a. For example I added one more conditional variable to<text:s/>guard<text:s/>when the trains are waiting to load. Another that is that I have only one “queue” station instead of 4 to represent to loaded trains. Other<text:s/>than that everything is the same. What my code does is that it runs the file text and store each “train” as a train type into a train type array, then create a thread for each train in that array. After that I start loading the trains into another train type array when the trains finished loading. Main function takes care of rest, it finds the “right” next train use the main track.</text:p>
      <text:p text:style-name="Standard"/>
      <text:p text:style-name="Standard">The structure of my code is like the following:</text:p>
      <text:p text:style-name="Standard"/>
      <text:p text:style-name="Standard">typedef train{}</text:p>
      <text:p text:style-name="Standard"><text:tab/>this represents the train type, which contain information about the train</text:p>
      <text:p text:style-name="Standard"><text:tab/></text:p>
      <text:p text:style-name="Standard">gettime()</text:p>
      <text:p text:style-name="Standard"><text:tab/>gets the time difference from start loading began</text:p>
      <text:p text:style-name="Standard"/>
      <text:p text:style-name="Standard">removeQ()</text:p>
      <text:p text:style-name="Standard"><text:tab/>removes the trains in the ready queue after it has crossed</text:p>
      <text:p text:style-name="Standard"/>
      <text:p text:style-name="Standard">insertQ()</text:p>
      <text:p text:style-name="Standard"><text:tab/>inserts the loaded trains in the ready queue</text:p>
      <text:p text:style-name="Standard"/>
      <text:p text:style-name="Standard">trainsThread()</text:p>
      <text:p text:style-name="Standard"><text:tab/>this handles the trains for loading and crossing</text:p>
      <text:p text:style-name="Standard"/>
      <text:p text:style-name="Standard">main/dispatcher()</text:p>
      <text:p text:style-name="Standard"><text:tab/>run input file, start loading, and dispatch ready trains when they are ready to go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新細明體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e-Chi Liu</meta:initial-creator>
    <dc:creator>Jack</dc:creator>
    <meta:creation-date>2018-03-07T16:26:00Z</meta:creation-date>
    <dc:date>2019-08-30T07:59:00Z</dc:date>
    <meta:template xlink:href="Normal" xlink:type="simple"/>
    <meta:editing-cycles>23</meta:editing-cycles>
    <meta:editing-duration>PT1020S</meta:editing-duration>
    <meta:document-statistic meta:page-count="1" meta:paragraph-count="2" meta:word-count="167" meta:character-count="1121" meta:row-count="7" meta:non-whitespace-character-count="956"/>
  </office:meta>
</office:document-meta>
</file>